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0</text:p>
          </table:table-cell>
          <table:table-cell office:value-type="string">
            <text:p>No human readable labels defin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QC11</text:p>
          </table:table-cell>
          <table:table-cell office:value-type="string">
            <text:p>Language Coverage (Full Coverage Ratio, Avg Coverage Ratio, #languages)</text:p>
          </table:table-cell>
          <table:table-cell table:style-name="ce4" office:value-type="string">
            <text:p>0.01, 0.67, 3</text:p>
          </table:table-cell>
          <table:table-cell table:style-name="ce4" office:value-type="string">
            <text:p>-, 0</text:p>
          </table:table-cell>
          <table:table-cell table:number-columns-repeated="5" table:style-name="ce4" office:value-type="string">
            <text:p>1, 1, 1</text:p>
          </table:table-cell>
          <table:table-cell table:style-name="ce4" office:value-type="string">
            <text:p>-, 0</text:p>
          </table:table-cell>
          <table:table-cell table:style-name="ce4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2</text:p>
          </table:table-cell>
          <table:table-cell office:value-type="string">
            <text:p>#Ambiguously labeled concepts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09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04T09:40:12</dc:date>
    <dc:creator>Christian Mader</dc:creator>
    <meta:editing-duration>P4DT1H52M42S</meta:editing-duration>
    <meta:editing-cycles>76</meta:editing-cycles>
    <meta:generator>LibreOffice/3.3$Unix LibreOffice_project/330m19$Build-301</meta:generator>
    <meta:document-statistic meta:table-count="3" meta:cell-count="154" meta:object-count="0"/>
  </office:meta>
</office:document-meta>
</file>